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200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ext-properties fo:color="#21409a" fo:font-weight="normal" style:font-weight-asian="normal" style:font-weight-complex="normal"/>
    </style:style>
    <style:style style:name="ce7" style:family="table-cell" style:parent-style-name="Default">
      <style:table-cell-properties fo:background-color="#fff200"/>
      <style:text-properties fo:color="#21409a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color="#ef413d" fo:font-weight="normal" style:font-weight-asian="normal" style:font-weight-complex="normal"/>
    </style:style>
    <style:style style:name="ce1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color="#ed1c24" fo:font-weight="normal" style:font-weight-asian="normal" style:font-weight-complex="normal"/>
    </style:style>
    <style:style style:name="ce13" style:family="table-cell" style:parent-style-name="Default">
      <style:table-cell-properties fo:background-color="#fff200"/>
      <style:text-properties fo:color="#0066b3" fo:font-weight="normal" style:font-weight-asian="normal" style:font-weight-complex="normal"/>
    </style:style>
    <style:style style:name="ce14" style:family="table-cell" style:parent-style-name="Default">
      <style:table-cell-properties fo:background-color="#fff200"/>
      <style:text-properties fo:color="#0066b3" fo:font-weight="bold" style:font-weight-asian="bold" style:font-weight-complex="bold"/>
    </style:style>
    <style:style style:name="ce15" style:family="table-cell" style:parent-style-name="Default">
      <style:table-cell-properties fo:background-color="#00aaad"/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color="#ef413d"/>
    </style:style>
    <style:style style:name="ce17" style:family="table-cell" style:parent-style-name="Default">
      <style:table-cell-properties fo:background-color="#00aaad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00aaad"/>
      <style:text-properties fo:color="#21409a" fo:font-weight="normal" style:font-weight-asian="normal" style:font-weight-complex="normal"/>
    </style:style>
    <style:style style:name="ce35" style:family="table-cell" style:parent-style-name="Default">
      <style:text-properties fo:color="#00aaad"/>
    </style:style>
    <style:style style:name="ce36" style:family="table-cell" style:parent-style-name="Default">
      <style:text-properties fo:color="#00aaad" fo:font-weight="normal" style:font-weight-asian="normal" style:font-weight-complex="normal"/>
    </style:style>
    <style:style style:name="ce37" style:family="table-cell" style:parent-style-name="Default">
      <style:table-cell-properties fo:background-color="#fff200"/>
      <style:text-properties fo:color="#00aaad" fo:font-weight="normal" style:font-weight-asian="normal" style:font-weight-complex="normal"/>
    </style:style>
    <style:style style:name="ce38" style:family="table-cell" style:parent-style-name="Default">
      <style:table-cell-properties fo:background-color="#fff200"/>
      <style:text-properties fo:color="#00aaad"/>
    </style:style>
    <style:style style:name="ce39" style:family="table-cell" style:parent-style-name="Default"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fo:background-color="#fff200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ext-properties style:use-window-font-color="true"/>
    </style:style>
    <style:style style:name="ce42" style:family="table-cell" style:parent-style-name="Default">
      <style:table-cell-properties fo:background-color="#fff2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QSORT</text:p>
          </table:table-cell>
          <table:table-cell office:value-type="string" calcext:value-type="string">
            <text:p>'i’ → </text:p>
          </table:table-cell>
          <table:table-cell table:number-columns-repeated="13"/>
          <table:table-cell office:value-type="string" calcext:value-type="string">
            <text:p>← ‘j’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table:style-name="ce6" office:value-type="string" calcext:value-type="string">
            <text:p>'087 (R_i)’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'703(j)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table:style-name="ce6" office:value-type="string" calcext:value-type="string">
            <text:p>087</text:p>
          </table:table-cell>
          <table:table-cell table:style-name="ce1" office:value-type="string" calcext:value-type="string">
            <text:p>'512(R_i)’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426</text:p>
          </table:table-cell>
          <table:table-cell table:style-name="ce1" office:value-type="string" calcext:value-type="string">
            <text:p>'154 (R_j)’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table:style-name="ce6" office:value-type="string" calcext:value-type="string">
            <text:p>087</text:p>
          </table:table-cell>
          <table:table-cell table:style-name="ce1" office:value-type="string" calcext:value-type="string">
            <text:p>'154(R_i)’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426</text:p>
          </table:table-cell>
          <table:table-cell table:style-name="ce1" office:value-type="string" calcext:value-type="string">
            <text:p>'512 (R_j)’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table:style-name="ce6"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1" office:value-type="string" calcext:value-type="string">
            <text:p>908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1" office:value-type="string" calcext:value-type="string">
            <text:p>42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table:style-name="ce6"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1" office:value-type="string" calcext:value-type="string">
            <text:p>426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1" office:value-type="string" calcext:value-type="string">
            <text:p>908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table:style-name="ce6"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170</text:p>
          </table:table-cell>
          <table:table-cell table:style-name="ce1" office:value-type="string" calcext:value-type="string">
            <text:p>897</text:p>
          </table:table-cell>
          <table:table-cell table:style-name="ce1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table:style-name="ce6"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17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897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3</text:p>
          </table:table-cell>
          <table:table-cell table:style-name="ce6"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170</text:p>
          </table:table-cell>
          <table:table-cell table:style-name="ce1" office:value-type="string" calcext:value-type="string">
            <text:p>'275 (R_j)</text:p>
          </table:table-cell>
          <table:table-cell table:style-name="ce1" office:value-type="string" calcext:value-type="string">
            <text:p>'897 (R_i)’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office:value-type="string" calcext:value-type="string">
            <text:p>Partitioning completed if i &gt;= j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275</text:p>
          </table:table-cell>
          <table:table-cell table:style-name="ce6"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170</text:p>
          </table:table-cell>
          <table:table-cell table:style-name="ce16" office:value-type="string" calcext:value-type="string">
            <text:p>503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office:value-type="string" calcext:value-type="string">
            <text:p>And then Exchange R1 With Rj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275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3" office:value-type="string" calcext:value-type="string">
            <text:p>426</text:p>
          </table:table-cell>
          <table:table-cell table:style-name="ce3" office:value-type="string" calcext:value-type="string">
            <text:p>170</text:p>
          </table:table-cell>
          <table:table-cell table:style-name="ce16" office:value-type="string" calcext:value-type="string">
            <text:p>503</text:p>
          </table:table-cell>
          <table:table-cell table:style-name="ce17" office:value-type="string" calcext:value-type="string">
            <text:p>897</text:p>
          </table:table-cell>
          <table:table-cell table:style-name="ce17" office:value-type="string" calcext:value-type="string">
            <text:p>653</text:p>
          </table:table-cell>
          <table:table-cell table:style-name="ce17" office:value-type="string" calcext:value-type="string">
            <text:p>908</text:p>
          </table:table-cell>
          <table:table-cell table:style-name="ce17" office:value-type="string" calcext:value-type="string">
            <text:p>512</text:p>
          </table:table-cell>
          <table:table-cell table:style-name="ce17" office:value-type="string" calcext:value-type="string">
            <text:p>509</text:p>
          </table:table-cell>
          <table:table-cell table:style-name="ce17" office:value-type="string" calcext:value-type="string">
            <text:p>612</text:p>
          </table:table-cell>
          <table:table-cell table:style-name="ce17" office:value-type="string" calcext:value-type="string">
            <text:p>677</text:p>
          </table:table-cell>
          <table:table-cell table:style-name="ce17" office:value-type="string" calcext:value-type="string">
            <text:p>765</text:p>
          </table:table-cell>
          <table:table-cell table:style-name="ce18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275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3" office:value-type="string" calcext:value-type="string">
            <text:p>426</text:p>
          </table:table-cell>
          <table:table-cell table:style-name="ce13" office:value-type="string" calcext:value-type="string">
            <text:p>17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'i’ → 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275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10" office:value-type="string" calcext:value-type="string">
            <text:p>426</text:p>
          </table:table-cell>
          <table:table-cell table:style-name="ce14" office:value-type="string" calcext:value-type="string">
            <text:p>17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275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11" office:value-type="string" calcext:value-type="string">
            <text:p>170</text:p>
          </table:table-cell>
          <table:table-cell table:style-name="ce10" office:value-type="string" calcext:value-type="string">
            <text:p>4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275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4" office:value-type="string" calcext:value-type="string">
            <text:p>170</text:p>
          </table:table-cell>
          <table:table-cell table:style-name="ce3" office:value-type="string" calcext:value-type="string">
            <text:p>42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rtitioning completed if i &gt;= j </text:p>
          </table:table-cell>
          <table:table-cell table:number-columns-repeated="3"/>
          <table:table-cell office:value-type="string" calcext:value-type="string">
            <text:p>here ‘i’ &gt; ‘j’ with Ri = 426 and Rj = 17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nd then Exchange R1 With Rj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170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12" office:value-type="string" calcext:value-type="string">
            <text:p>275</text:p>
          </table:table-cell>
          <table:table-cell table:style-name="ce15" office:value-type="string" calcext:value-type="string">
            <text:p>4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170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rtitioning completed if i &gt;= j 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nd then Exchange R1 With Rj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5" office:value-type="string" calcext:value-type="string">
            <text:p>061</text:p>
          </table:table-cell>
          <table:table-cell table:style-name="ce7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9" office:value-type="string" calcext:value-type="string">
            <text:p>170</text:p>
          </table:table-cell>
          <table:table-cell table:number-columns-repeated="16"/>
        </table:table-row>
      </table:table>
      <table:table table:name="Sheet2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canning stop in case there are right_element in left_hand [R(i) &gt; R(pivot)] or left_element in right_hand [R(j) &lt; R(pivot)]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exchange commited if scanning stop with relation <text:s/>‘i&lt;j’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QSORT</text:p>
          </table:table-cell>
          <table:table-cell office:value-type="string" calcext:value-type="string">
            <text:p>'i’ → </text:p>
          </table:table-cell>
          <table:table-cell table:number-columns-repeated="13"/>
          <table:table-cell office:value-type="string" calcext:value-type="string">
            <text:p>← ‘j’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503</text:p>
          </table:table-cell>
          <table:table-cell table:style-name="ce39" office:value-type="string" calcext:value-type="string">
            <text:p>'087 (R_i)’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'703(j)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503</text:p>
          </table:table-cell>
          <table:table-cell table:style-name="ce39" office:value-type="string" calcext:value-type="string">
            <text:p>087</text:p>
          </table:table-cell>
          <table:table-cell table:style-name="ce1" office:value-type="string" calcext:value-type="string">
            <text:p>'512(R_i)’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426</text:p>
          </table:table-cell>
          <table:table-cell table:style-name="ce1" office:value-type="string" calcext:value-type="string">
            <text:p>'154 (R_j)’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503</text:p>
          </table:table-cell>
          <table:table-cell table:style-name="ce39" office:value-type="string" calcext:value-type="string">
            <text:p>087</text:p>
          </table:table-cell>
          <table:table-cell table:style-name="ce1" office:value-type="string" calcext:value-type="string">
            <text:p>'154(R_i)’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426</text:p>
          </table:table-cell>
          <table:table-cell table:style-name="ce1" office:value-type="string" calcext:value-type="string">
            <text:p>'512 (R_j)’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503</text:p>
          </table:table-cell>
          <table:table-cell table:style-name="ce39"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1" office:value-type="string" calcext:value-type="string">
            <text:p>908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1" office:value-type="string" calcext:value-type="string">
            <text:p>42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503</text:p>
          </table:table-cell>
          <table:table-cell table:style-name="ce39"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1" office:value-type="string" calcext:value-type="string">
            <text:p>426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1" office:value-type="string" calcext:value-type="string">
            <text:p>908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503</text:p>
          </table:table-cell>
          <table:table-cell table:style-name="ce39"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170</text:p>
          </table:table-cell>
          <table:table-cell table:style-name="ce1" office:value-type="string" calcext:value-type="string">
            <text:p>897</text:p>
          </table:table-cell>
          <table:table-cell table:style-name="ce1" office:value-type="string" calcext:value-type="string">
            <text:p>275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503</text:p>
          </table:table-cell>
          <table:table-cell table:style-name="ce39"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17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897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503</text:p>
          </table:table-cell>
          <table:table-cell table:style-name="ce39"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170</text:p>
          </table:table-cell>
          <table:table-cell table:style-name="ce1" office:value-type="string" calcext:value-type="string">
            <text:p>'275 (R_j)</text:p>
          </table:table-cell>
          <table:table-cell table:style-name="ce1" office:value-type="string" calcext:value-type="string">
            <text:p>'897 (R_i)’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office:value-type="string" calcext:value-type="string">
            <text:p>Partitioning completed if i &gt;= j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6" office:value-type="string" calcext:value-type="string">
            <text:p>275</text:p>
          </table:table-cell>
          <table:table-cell table:style-name="ce39" office:value-type="string" calcext:value-type="string">
            <text:p>087</text:p>
          </table:table-cell>
          <table:table-cell table:style-name="ce2" office:value-type="string" calcext:value-type="string">
            <text:p>154</text:p>
          </table:table-cell>
          <table:table-cell office:value-type="string" calcext:value-type="string">
            <text:p>061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170</text:p>
          </table:table-cell>
          <table:table-cell table:style-name="ce16" office:value-type="string" calcext:value-type="string">
            <text:p>503</text:p>
          </table:table-cell>
          <table:table-cell table:style-name="ce2" office:value-type="string" calcext:value-type="string">
            <text:p>897</text:p>
          </table:table-cell>
          <table:table-cell table:style-name="ce2" office:value-type="string" calcext:value-type="string">
            <text:p>653</text:p>
          </table:table-cell>
          <table:table-cell table:style-name="ce2" office:value-type="string" calcext:value-type="string">
            <text:p>908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612</text:p>
          </table:table-cell>
          <table:table-cell table:style-name="ce2" office:value-type="string" calcext:value-type="string">
            <text:p>677</text:p>
          </table:table-cell>
          <table:table-cell table:style-name="ce2" office:value-type="string" calcext:value-type="string">
            <text:p>765</text:p>
          </table:table-cell>
          <table:table-cell table:style-name="ce6" office:value-type="string" calcext:value-type="string">
            <text:p>703</text:p>
          </table:table-cell>
          <table:table-cell office:value-type="string" calcext:value-type="string">
            <text:p>And then Exchange R1 With Rj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7" office:value-type="string" calcext:value-type="string">
            <text:p>275</text:p>
          </table:table-cell>
          <table:table-cell table:style-name="ce40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3" office:value-type="string" calcext:value-type="string">
            <text:p>426</text:p>
          </table:table-cell>
          <table:table-cell table:style-name="ce3" office:value-type="string" calcext:value-type="string">
            <text:p>170</text:p>
          </table:table-cell>
          <table:table-cell table:style-name="ce16" office:value-type="string" calcext:value-type="string">
            <text:p>503</text:p>
          </table:table-cell>
          <table:table-cell table:style-name="ce17" office:value-type="string" calcext:value-type="string">
            <text:p>897</text:p>
          </table:table-cell>
          <table:table-cell table:style-name="ce17" office:value-type="string" calcext:value-type="string">
            <text:p>653</text:p>
          </table:table-cell>
          <table:table-cell table:style-name="ce17" office:value-type="string" calcext:value-type="string">
            <text:p>908</text:p>
          </table:table-cell>
          <table:table-cell table:style-name="ce17" office:value-type="string" calcext:value-type="string">
            <text:p>512</text:p>
          </table:table-cell>
          <table:table-cell table:style-name="ce17" office:value-type="string" calcext:value-type="string">
            <text:p>509</text:p>
          </table:table-cell>
          <table:table-cell table:style-name="ce17" office:value-type="string" calcext:value-type="string">
            <text:p>612</text:p>
          </table:table-cell>
          <table:table-cell table:style-name="ce17" office:value-type="string" calcext:value-type="string">
            <text:p>677</text:p>
          </table:table-cell>
          <table:table-cell table:style-name="ce17" office:value-type="string" calcext:value-type="string">
            <text:p>765</text:p>
          </table:table-cell>
          <table:table-cell table:style-name="ce18" office:value-type="string" calcext:value-type="string">
            <text:p>7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7" office:value-type="string" calcext:value-type="string">
            <text:p>275</text:p>
          </table:table-cell>
          <table:table-cell table:style-name="ce40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3" office:value-type="string" calcext:value-type="string">
            <text:p>426</text:p>
          </table:table-cell>
          <table:table-cell table:style-name="ce13" office:value-type="string" calcext:value-type="string">
            <text:p>17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41" office:value-type="string" calcext:value-type="string">
            <text:p>'i’ → 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7" office:value-type="string" calcext:value-type="string">
            <text:p>275</text:p>
          </table:table-cell>
          <table:table-cell table:style-name="ce40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10" office:value-type="string" calcext:value-type="string">
            <text:p>426</text:p>
          </table:table-cell>
          <table:table-cell table:style-name="ce14" office:value-type="string" calcext:value-type="string">
            <text:p>17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7" office:value-type="string" calcext:value-type="string">
            <text:p>275</text:p>
          </table:table-cell>
          <table:table-cell table:style-name="ce40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11" office:value-type="string" calcext:value-type="string">
            <text:p>170</text:p>
          </table:table-cell>
          <table:table-cell table:style-name="ce10" office:value-type="string" calcext:value-type="string">
            <text:p>4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7" office:value-type="string" calcext:value-type="string">
            <text:p>275</text:p>
          </table:table-cell>
          <table:table-cell table:style-name="ce40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4" office:value-type="string" calcext:value-type="string">
            <text:p>170</text:p>
          </table:table-cell>
          <table:table-cell table:style-name="ce3" office:value-type="string" calcext:value-type="string">
            <text:p>42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rtitioning completed if i &gt;= j </text:p>
          </table:table-cell>
          <table:table-cell table:style-name="ce41"/>
          <table:table-cell table:number-columns-repeated="2"/>
          <table:table-cell office:value-type="string" calcext:value-type="string">
            <text:p>here ‘i’ &gt; ‘j’ with Ri = 426 and Rj = 17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nd then Exchange R1 With Rj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37" office:value-type="string" calcext:value-type="string">
            <text:p>170</text:p>
          </table:table-cell>
          <table:table-cell table:style-name="ce40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style-name="ce12" office:value-type="string" calcext:value-type="string">
            <text:p>275</text:p>
          </table:table-cell>
          <table:table-cell table:style-name="ce15" office:value-type="string" calcext:value-type="string">
            <text:p>42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7" office:value-type="string" calcext:value-type="string">
            <text:p>170</text:p>
          </table:table-cell>
          <table:table-cell table:style-name="ce40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5" office:value-type="string" calcext:value-type="string">
            <text:p>0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rtitioning completed if i &gt;= j 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nd then Exchange R1 With Rj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38" office:value-type="string" calcext:value-type="string">
            <text:p>061</text:p>
          </table:table-cell>
          <table:table-cell table:style-name="ce42" office:value-type="string" calcext:value-type="string">
            <text:p>087</text:p>
          </table:table-cell>
          <table:table-cell table:style-name="ce3" office:value-type="string" calcext:value-type="string">
            <text:p>154</text:p>
          </table:table-cell>
          <table:table-cell table:style-name="ce9" office:value-type="string" calcext:value-type="string">
            <text:p>17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o exchange since ‘j&lt;i’ (j will meet pivot/first element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artitioning completed if i &gt;= j 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nd then Exchange R1 With Rj → in this case j is 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6:06:39.209273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6:49:31.122173645</meta:creation-date>
    <dc:date>2020-09-04T16:14:54.430267443</dc:date>
    <meta:editing-duration>PT2H32M40S</meta:editing-duration>
    <meta:editing-cycles>25</meta:editing-cycles>
    <meta:generator>LibreOffice/6.0.4.2$Linux_X86_64 LibreOffice_project/00m0$Build-2</meta:generator>
    <meta:document-statistic meta:table-count="2" meta:cell-count="423" meta:object-count="0"/>
  </office:meta>
</office:document-meta>
</file>